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erif" svg:font-family="'DejaVu Serif'"/>
    <style:font-face style:name="Times New Roman" svg:font-family="'Times New Roman'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8pt" style:font-size-asian="8pt" style:font-size-complex="8pt"/>
    </style:style>
    <style:style style:name="P3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style:font-name="DejaVu Serif" fo:font-size="8pt" fo:font-weight="bold" style:font-size-asian="8pt" style:font-name-complex="DejaVu Serif" style:font-size-complex="8pt" style:font-weight-complex="bold"/>
    </style:style>
    <style:style style:name="T2" style:family="text">
      <style:text-properties fo:color="#000000" style:font-name="DejaVu Sans" fo:font-size="8pt" fo:font-weight="bold" style:font-size-asian="8pt" style:font-name-complex="DejaVu Sans" style:font-size-complex="8pt" style:font-weight-complex="bold"/>
    </style:style>
    <style:style style:name="T3" style:family="text">
      <style:text-properties fo:color="#000000" style:font-name="DejaVu Sans" fo:font-size="8pt" style:font-size-asian="8pt" style:font-name-complex="DejaVu Sans" style:font-size-complex="8pt"/>
    </style:style>
    <style:style style:name="T4" style:family="text">
      <style:text-properties fo:color="#000000" style:font-name="DejaVu Sans" fo:font-size="8pt" fo:font-style="italic" style:font-size-asian="8pt" style:font-name-complex="DejaVu Sans" style:font-size-complex="8pt" style:font-style-complex="italic"/>
    </style:style>
    <style:style style:name="T5" style:family="text">
      <style:text-properties fo:color="#000000" style:font-name="DejaVu Sans" fo:font-size="7pt" fo:font-weight="bold" style:font-size-asian="7pt" style:font-name-complex="DejaVu Sans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0">
        <draw:frame draw:style-name="gr1" draw:text-style-name="P2" draw:layer="layout" svg:width="3.05cm" svg:height="0.327cm" svg:x="1.782cm" svg:y="1.273cm">
          <draw:text-box>
            <text:p text:style-name="P1"><text:span text:style-name="T1">TAYLOR JACOVICH</text:span></text:p>
          </draw:text-box>
        </draw:frame>
        <draw:frame draw:style-name="gr1" draw:text-style-name="P2" draw:layer="layout" svg:width="1.17cm" svg:height="0.327cm" svg:x="5.592cm" svg:y="1.273cm">
          <draw:text-box>
            <text:p text:style-name="P1"><text:span text:style-name="T1">PAGE 2</text:span></text:p>
          </draw:text-box>
        </draw:frame>
        <draw:frame draw:style-name="gr1" draw:text-style-name="P2" draw:layer="layout" svg:width="2.838cm" svg:height="0.327cm" svg:x="1.782cm" svg:y="1.908cm">
          <draw:text-box>
            <text:p text:style-name="P1"><text:span text:style-name="T2">TAYLOR JACOVICH</text:span></text:p>
          </draw:text-box>
        </draw:frame>
        <draw:frame draw:style-name="gr1" draw:text-style-name="P2" draw:layer="layout" svg:width="12.274cm" svg:height="0.327cm" svg:x="2.29cm" svg:y="2.338cm">
          <draw:text-box>
            <text:p text:style-name="P1"><text:span text:style-name="T3">211 N Trenton St. Apt. 3 Arlington, VA 22203 <text:s/>| 1-(203)-841-8518 | tjacovich@gwu.edu</text:span></text:p>
          </draw:text-box>
        </draw:frame>
        <draw:frame draw:style-name="gr1" draw:text-style-name="P2" draw:layer="layout" svg:width="1.674cm" svg:height="0.327cm" svg:x="1.782cm" svg:y="3.403cm">
          <draw:text-box>
            <text:p text:style-name="P1"><text:span text:style-name="T3">EDUCATION</text:span></text:p>
          </draw:text-box>
        </draw:frame>
        <draw:frame draw:style-name="gr1" draw:text-style-name="P2" draw:layer="layout" svg:width="8.075cm" svg:height="0.327cm" svg:x="1.782cm" svg:y="3.834cm">
          <draw:text-box>
            <text:p text:style-name="P1"><text:span text:style-name="T3"><text:s text:c="6"/></text:span><text:span text:style-name="T3">The George Washington University, Washington, D.C.</text:span></text:p>
          </draw:text-box>
        </draw:frame>
        <draw:frame draw:style-name="gr1" draw:text-style-name="P2" draw:layer="layout" svg:width="2.737cm" svg:height="0.327cm" svg:x="2.413cm" svg:y="4.194cm">
          <draw:text-box>
            <text:p text:style-name="P1"><text:span text:style-name="T2">PhD in Physics <text:s text:c="3"/></text:span></text:p>
          </draw:text-box>
        </draw:frame>
        <draw:frame draw:style-name="gr1" draw:text-style-name="P2" draw:layer="layout" svg:width="0.281cm" svg:height="0.327cm" svg:x="6.223cm" svg:y="4.19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281cm" svg:height="0.327cm" svg:x="7.493cm" svg:y="4.194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0.294cm" svg:height="0.327cm" svg:x="8.763cm" svg:y="4.194cm">
          <draw:text-box>
            <text:p text:style-name="P1"><text:span text:style-name="T2"><text:s text:c="3"/></text:span></text:p>
          </draw:text-box>
        </draw:frame>
        <draw:frame draw:style-name="gr1" draw:text-style-name="P2" draw:layer="layout" svg:width="1.755cm" svg:height="0.327cm" svg:x="11.303cm" svg:y="4.194cm">
          <draw:text-box>
            <text:p text:style-name="P1"><text:span text:style-name="T2"><text:s text:c="18"/></text:span></text:p>
          </draw:text-box>
        </draw:frame>
        <draw:frame draw:style-name="gr1" draw:text-style-name="P2" draw:layer="layout" svg:width="1.547cm" svg:height="0.327cm" svg:x="17.653cm" svg:y="4.194cm">
          <draw:text-box>
            <text:p text:style-name="P1"><text:span text:style-name="T2">May 2020</text:span></text:p>
          </draw:text-box>
        </draw:frame>
        <draw:frame draw:style-name="gr1" draw:text-style-name="P2" draw:layer="layout" svg:width="1.386cm" svg:height="0.327cm" svg:x="4.322cm" svg:y="4.554cm">
          <draw:text-box>
            <text:p text:style-name="P1"><text:span text:style-name="T3">GPA: 3.48</text:span></text:p>
          </draw:text-box>
        </draw:frame>
        <draw:frame draw:style-name="gr1" draw:text-style-name="P2" draw:layer="layout" svg:width="3.753cm" svg:height="0.327cm" svg:x="4.322cm" svg:y="4.913cm">
          <draw:text-box>
            <text:p text:style-name="P1"><text:span text:style-name="T3">Passed Qualifying Exam <text:s text:c="3"/></text:span></text:p>
          </draw:text-box>
        </draw:frame>
        <draw:frame draw:style-name="gr1" draw:text-style-name="P2" draw:layer="layout" svg:width="1.247cm" svg:height="0.327cm" svg:x="9.402cm" svg:y="4.913cm">
          <draw:text-box>
            <text:p text:style-name="P1"><text:span text:style-name="T3"><text:s text:c="14"/></text:span></text:p>
          </draw:text-box>
        </draw:frame>
        <draw:frame draw:style-name="gr1" draw:text-style-name="P2" draw:layer="layout" svg:width="4.887cm" svg:height="0.327cm" svg:x="14.482cm" svg:y="4.913cm">
          <draw:text-box>
            <text:p text:style-name="P1"><text:span text:style-name="T3"><text:s text:c="36"/></text:span><text:span text:style-name="T2">Jan. 2017 </text:span><text:span text:style-name="T3"><text:s/></text:span></text:p>
          </draw:text-box>
        </draw:frame>
        <draw:frame draw:style-name="gr1" draw:text-style-name="P2" draw:layer="layout" svg:width="5.556cm" svg:height="0.327cm" svg:x="1.782cm" svg:y="5.273cm">
          <draw:text-box>
            <text:p text:style-name="P1"><text:span text:style-name="T3"><text:s text:c="6"/></text:span><text:span text:style-name="T3">Gettysburg College, Gettysburg, PA</text:span></text:p>
          </draw:text-box>
        </draw:frame>
        <draw:frame draw:style-name="gr1" draw:text-style-name="P2" draw:layer="layout" svg:width="7.118cm" svg:height="0.327cm" svg:x="2.413cm" svg:y="5.633cm">
          <draw:text-box>
            <text:p text:style-name="P1"><text:span text:style-name="T2">BS Cum Laude in Physics Honors in Physics <text:s/></text:span></text:p>
          </draw:text-box>
        </draw:frame>
        <draw:frame draw:style-name="gr1" draw:text-style-name="P2" draw:layer="layout" svg:width="0.586cm" svg:height="0.327cm" svg:x="10.033cm" svg:y="5.633cm">
          <draw:text-box>
            <text:p text:style-name="P1"><text:span text:style-name="T2"><text:s text:c="6"/></text:span></text:p>
          </draw:text-box>
        </draw:frame>
        <draw:frame draw:style-name="gr1" draw:text-style-name="P2" draw:layer="layout" svg:width="1.17cm" svg:height="0.327cm" svg:x="11.303cm" svg:y="5.633cm">
          <draw:text-box>
            <text:p text:style-name="P1"><text:span text:style-name="T2"><text:s text:c="12"/></text:span></text:p>
          </draw:text-box>
        </draw:frame>
        <draw:frame draw:style-name="gr1" draw:text-style-name="P2" draw:layer="layout" svg:width="1.547cm" svg:height="0.327cm" svg:x="17.653cm" svg:y="5.633cm">
          <draw:text-box>
            <text:p text:style-name="P1"><text:span text:style-name="T2">May 2015</text:span></text:p>
          </draw:text-box>
        </draw:frame>
        <draw:frame draw:style-name="gr1" draw:text-style-name="P2" draw:layer="layout" svg:width="2.8cm" svg:height="0.327cm" svg:x="4.322cm" svg:y="5.993cm">
          <draw:text-box>
            <text:p text:style-name="P1"><text:span text:style-name="T3">Minor: Mathematics</text:span></text:p>
          </draw:text-box>
        </draw:frame>
        <draw:frame draw:style-name="gr1" draw:text-style-name="P2" draw:layer="layout" svg:width="1.386cm" svg:height="0.327cm" svg:x="4.322cm" svg:y="6.353cm">
          <draw:text-box>
            <text:p text:style-name="P1"><text:span text:style-name="T3">GPA: 3.53</text:span></text:p>
          </draw:text-box>
        </draw:frame>
        <draw:frame draw:style-name="gr1" draw:text-style-name="P2" draw:layer="layout" svg:width="2.267cm" svg:height="0.327cm" svg:x="4.322cm" svg:y="6.713cm">
          <draw:text-box>
            <text:p text:style-name="P1"><text:span text:style-name="T3">Major GPA: 3.67</text:span></text:p>
          </draw:text-box>
        </draw:frame>
        <draw:frame draw:style-name="gr1" draw:text-style-name="P2" draw:layer="layout" svg:width="0.713cm" svg:height="0.327cm" svg:x="1.782cm" svg:y="7.072cm">
          <draw:text-box>
            <text:p text:style-name="P1"><text:span text:style-name="T3"><text:s text:c="8"/></text:span></text:p>
          </draw:text-box>
        </draw:frame>
        <draw:frame draw:style-name="gr1" draw:text-style-name="P2" draw:layer="layout" svg:width="10.425cm" svg:height="0.327cm" svg:x="4.322cm" svg:y="7.072cm">
          <draw:text-box>
            <text:p text:style-name="P1"><text:span text:style-name="T3">Thesis: <text:s/></text:span><text:span text:style-name="T4">Activity-Cycle Viability of Kepler Input Catalog Stars in NGC 6811</text:span></text:p>
          </draw:text-box>
        </draw:frame>
        <draw:frame draw:style-name="gr1" draw:text-style-name="P2" draw:layer="layout" svg:width="4.578cm" svg:height="0.327cm" svg:x="5.592cm" svg:y="7.432cm">
          <draw:text-box>
            <text:p text:style-name="P1"><text:span text:style-name="T4">Advisor: Dr. Jacquelynne Milingo</text:span></text:p>
          </draw:text-box>
        </draw:frame>
        <draw:frame draw:style-name="gr1" draw:text-style-name="P2" draw:layer="layout" svg:width="3.075cm" svg:height="0.327cm" svg:x="1.782cm" svg:y="8.074cm">
          <draw:text-box>
            <text:p text:style-name="P1"><text:span text:style-name="T3">AREAS OF INTEREST <text:s/></text:span></text:p>
          </draw:text-box>
        </draw:frame>
        <draw:frame draw:style-name="gr1" draw:text-style-name="P2" draw:layer="layout" svg:width="0.535cm" svg:height="0.327cm" svg:x="15.752cm" svg:y="8.074cm">
          <draw:text-box>
            <text:p text:style-name="P1"><text:span text:style-name="T3"><text:s text:c="6"/></text:span></text:p>
          </draw:text-box>
        </draw:frame>
        <draw:frame draw:style-name="gr1" draw:text-style-name="P2" draw:layer="layout" svg:width="9.684cm" svg:height="0.327cm" svg:x="2.417cm" svg:y="8.434cm">
          <draw:text-box>
            <text:p text:style-name="P1"><text:span text:style-name="T3">Numerical solutions to nonlinear and open-ended physical problems</text:span></text:p>
          </draw:text-box>
        </draw:frame>
        <draw:frame draw:style-name="gr1" draw:text-style-name="P2" draw:layer="layout" svg:width="0.535cm" svg:height="0.327cm" svg:x="15.752cm" svg:y="8.434cm">
          <draw:text-box>
            <text:p text:style-name="P1"><text:span text:style-name="T3"><text:s text:c="6"/></text:span></text:p>
          </draw:text-box>
        </draw:frame>
        <draw:frame draw:style-name="gr1" draw:text-style-name="P2" draw:layer="layout" svg:width="10.039cm" svg:height="0.327cm" svg:x="2.417cm" svg:y="8.794cm">
          <draw:text-box>
            <text:p text:style-name="P1"><text:span text:style-name="T3">Hydrodynamic Modeling of Astrophysical and Terrestrial Phenomena <text:s text:c="3"/></text:span></text:p>
          </draw:text-box>
        </draw:frame>
        <draw:frame draw:style-name="gr1" draw:text-style-name="P2" draw:layer="layout" svg:width="5.556cm" svg:height="0.327cm" svg:x="2.417cm" svg:y="9.154cm">
          <draw:text-box>
            <text:p text:style-name="P1"><text:span text:style-name="T3">High-Performance Computing solutions</text:span></text:p>
          </draw:text-box>
        </draw:frame>
        <draw:frame draw:style-name="gr1" draw:text-style-name="P2" draw:layer="layout" svg:width="3.025cm" svg:height="0.327cm" svg:x="13.212cm" svg:y="9.154cm">
          <draw:text-box>
            <text:p text:style-name="P1"><text:span text:style-name="T3"><text:s text:c="34"/></text:span></text:p>
          </draw:text-box>
        </draw:frame>
        <draw:frame draw:style-name="gr1" draw:text-style-name="P2" draw:layer="layout" svg:width="13.697cm" svg:height="0.327cm" svg:x="2.417cm" svg:y="9.514cm">
          <draw:text-box>
            <text:p text:style-name="P1"><text:span text:style-name="T3">GRB Afterglow simulations and their application to constraining massive compact object physics</text:span></text:p>
          </draw:text-box>
        </draw:frame>
        <draw:frame draw:style-name="gr1" draw:text-style-name="P2" draw:layer="layout" svg:width="5.793cm" svg:height="0.327cm" svg:x="2.417cm" svg:y="9.873cm">
          <draw:text-box>
            <text:p text:style-name="P1"><text:span text:style-name="T3">Gravitational Wave Theory and Modeling</text:span></text:p>
          </draw:text-box>
        </draw:frame>
        <draw:frame draw:style-name="gr1" draw:text-style-name="P2" draw:layer="layout" svg:width="1.242cm" svg:height="0.327cm" svg:x="1.782cm" svg:y="10.657cm">
          <draw:text-box>
            <text:p text:style-name="P1"><text:span text:style-name="T3">AWARDS</text:span></text:p>
          </draw:text-box>
        </draw:frame>
        <draw:frame draw:style-name="gr1" draw:text-style-name="P2" draw:layer="layout" svg:width="9.078cm" svg:height="0.327cm" svg:x="2.417cm" svg:y="11.087cm">
          <draw:text-box>
            <text:p text:style-name="P1"><text:span text:style-name="T3">George Washington University Graduate Teaching Fellowship <text:s text:c="4"/></text:span></text:p>
          </draw:text-box>
        </draw:frame>
        <draw:frame draw:style-name="gr1" draw:text-style-name="P2" draw:layer="layout" svg:width="5.256cm" svg:height="0.327cm" svg:x="14.482cm" svg:y="11.087cm">
          <draw:text-box>
            <text:p text:style-name="P1"><text:span text:style-name="T3"><text:s text:c="20"/></text:span><text:span text:style-name="T2">Aug. 2015 – Present </text:span><text:span text:style-name="T3"><text:s text:c="2"/></text:span></text:p>
          </draw:text-box>
        </draw:frame>
        <draw:frame draw:style-name="gr1" draw:text-style-name="P2" draw:layer="layout" svg:width="5.014cm" svg:height="0.327cm" svg:x="2.417cm" svg:y="11.447cm">
          <draw:text-box>
            <text:p text:style-name="P1"><text:span text:style-name="T3">Schweizer Summer Research Grant</text:span></text:p>
          </draw:text-box>
        </draw:frame>
        <draw:frame draw:style-name="gr1" draw:text-style-name="P2" draw:layer="layout" svg:width="1.158cm" svg:height="0.327cm" svg:x="11.942cm" svg:y="11.447cm">
          <draw:text-box>
            <text:p text:style-name="P1"><text:span text:style-name="T3"><text:s text:c="13"/></text:span></text:p>
          </draw:text-box>
        </draw:frame>
        <draw:frame draw:style-name="gr1" draw:text-style-name="P2" draw:layer="layout" svg:width="5.298cm" svg:height="0.327cm" svg:x="14.482cm" svg:y="11.447cm">
          <draw:text-box>
            <text:p text:style-name="P1"><text:span text:style-name="T3"><text:s text:c="17"/></text:span><text:span text:style-name="T2">May 2014 – Aug. 2014 </text:span><text:span text:style-name="T3"><text:s text:c="2"/></text:span></text:p>
          </draw:text-box>
        </draw:frame>
        <draw:frame draw:style-name="gr1" draw:text-style-name="P2" draw:layer="layout" svg:width="5.946cm" svg:height="0.327cm" svg:x="2.417cm" svg:y="11.807cm">
          <draw:text-box>
            <text:p text:style-name="P1"><text:span text:style-name="T3">Anthony Wasilewksi Endowed Scholarship</text:span></text:p>
          </draw:text-box>
        </draw:frame>
        <draw:frame draw:style-name="gr1" draw:text-style-name="P2" draw:layer="layout" svg:width="5.298cm" svg:height="0.327cm" svg:x="14.482cm" svg:y="11.807cm">
          <draw:text-box>
            <text:p text:style-name="P1"><text:span text:style-name="T3"><text:s text:c="17"/></text:span><text:span text:style-name="T2">Aug. 2012 – May 2015 </text:span><text:span text:style-name="T3"><text:s text:c="2"/></text:span></text:p>
          </draw:text-box>
        </draw:frame>
        <draw:frame draw:style-name="gr1" draw:text-style-name="P2" draw:layer="layout" svg:width="3.397cm" svg:height="0.327cm" svg:x="2.417cm" svg:y="12.166cm">
          <draw:text-box>
            <text:p text:style-name="P1"><text:span text:style-name="T3">Presidential Scholarship</text:span></text:p>
          </draw:text-box>
        </draw:frame>
        <draw:frame draw:style-name="gr1" draw:text-style-name="P2" draw:layer="layout" svg:width="5.289cm" svg:height="0.327cm" svg:x="14.482cm" svg:y="12.166cm">
          <draw:text-box>
            <text:p text:style-name="P1"><text:span text:style-name="T3"><text:s text:c="17"/></text:span><text:span text:style-name="T2">Aug. 2011 – May 2015</text:span><text:span text:style-name="T3"> <text:s text:c="2"/></text:span></text:p>
          </draw:text-box>
        </draw:frame>
        <draw:frame draw:style-name="gr1" draw:text-style-name="P2" draw:layer="layout" svg:width="4.726cm" svg:height="0.327cm" svg:x="2.417cm" svg:y="12.526cm">
          <draw:text-box>
            <text:p text:style-name="P1"><text:span text:style-name="T3">Alexion Life Sciences Scholarship</text:span></text:p>
          </draw:text-box>
        </draw:frame>
        <draw:frame draw:style-name="gr1" draw:text-style-name="P2" draw:layer="layout" svg:width="3.876cm" svg:height="0.327cm" svg:x="15.752cm" svg:y="12.526cm">
          <draw:text-box>
            <text:p text:style-name="P1"><text:span text:style-name="T3"><text:s text:c="3"/></text:span><text:span text:style-name="T2">Aug. 2011 – May 2015 </text:span></text:p>
          </draw:text-box>
        </draw:frame>
        <draw:frame draw:style-name="gr1" draw:text-style-name="P2" draw:layer="layout" svg:width="1.678cm" svg:height="0.327cm" svg:x="2.417cm" svg:y="12.886cm">
          <draw:text-box>
            <text:p text:style-name="P1"><text:span text:style-name="T3">Eagle Scout</text:span></text:p>
          </draw:text-box>
        </draw:frame>
        <draw:frame draw:style-name="gr1" draw:text-style-name="P2" draw:layer="layout" svg:width="0.294cm" svg:height="0.327cm" svg:x="15.752cm" svg:y="12.886cm">
          <draw:text-box>
            <text:p text:style-name="P1"><text:span text:style-name="T2"><text:s text:c="3"/></text:span></text:p>
          </draw:text-box>
        </draw:frame>
        <draw:frame draw:style-name="gr1" draw:text-style-name="P2" draw:layer="layout" svg:width="2.796cm" svg:height="0.327cm" svg:x="17.022cm" svg:y="12.886cm">
          <draw:text-box>
            <text:p text:style-name="P1"><text:span text:style-name="T2"><text:s text:c="9"/></text:span><text:span text:style-name="T2">Aug. 2011 <text:s text:c="2"/></text:span></text:p>
          </draw:text-box>
        </draw:frame>
        <draw:frame draw:style-name="gr1" draw:text-style-name="P2" draw:layer="layout" svg:width="3.329cm" svg:height="0.327cm" svg:x="1.782cm" svg:y="13.669cm">
          <draw:text-box>
            <text:p text:style-name="P1"><text:span text:style-name="T3">TEACHING EXPERIENCE</text:span></text:p>
          </draw:text-box>
        </draw:frame>
        <draw:frame draw:style-name="gr1" draw:text-style-name="P2" draw:layer="layout" svg:width="0.281cm" svg:height="0.327cm" svg:x="15.752cm" svg:y="13.66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281cm" svg:height="0.327cm" svg:x="18.292cm" svg:y="13.669cm">
          <draw:text-box>
            <text:p text:style-name="P1"><text:span text:style-name="T3"><text:s text:c="2"/></text:span></text:p>
          </draw:text-box>
        </draw:frame>
        <draw:frame draw:style-name="gr1" draw:text-style-name="P2" draw:layer="layout" svg:width="9.764cm" svg:height="0.327cm" svg:x="1.782cm" svg:y="14.1cm">
          <draw:text-box>
            <text:p text:style-name="P1"><text:span text:style-name="T3">The George Washington University, Washington, District of Columbia</text:span></text:p>
          </draw:text-box>
        </draw:frame>
        <draw:frame draw:style-name="gr1" draw:text-style-name="P2" draw:layer="layout" svg:width="12.617cm" svg:height="0.327cm" svg:x="2.258cm" svg:y="14.46cm">
          <draw:text-box>
            <text:p text:style-name="P1"><text:span text:style-name="T2">Graduate Teaching Assistant to Dr. Carol O’Donnell–Astronomy 1001 Scale-Up <text:s/></text:span></text:p>
          </draw:text-box>
        </draw:frame>
        <draw:frame draw:style-name="gr1" draw:text-style-name="P2" draw:layer="layout" svg:width="3.702cm" svg:height="0.327cm" svg:x="15.752cm" svg:y="14.46cm">
          <draw:text-box>
            <text:p text:style-name="P1"><text:span text:style-name="T2"><text:s text:c="7"/></text:span><text:span text:style-name="T2">Jan. 2017—Present</text:span></text:p>
          </draw:text-box>
        </draw:frame>
        <draw:frame draw:style-name="gr1" draw:text-style-name="P2" draw:layer="layout" svg:width="11.741cm" svg:height="0.327cm" svg:x="2.445cm" svg:y="14.819cm">
          <draw:text-box>
            <text:p text:style-name="P1"><text:span text:style-name="T3">Helped conduct class sessions by preparing activity and workbook materials. <text:s/>Led </text:span></text:p>
          </draw:text-box>
        </draw:frame>
        <draw:frame draw:style-name="gr1" draw:text-style-name="P2" draw:layer="layout" svg:width="11.445cm" svg:height="0.327cm" svg:x="2.445cm" svg:y="15.179cm">
          <draw:text-box>
            <text:p text:style-name="P1"><text:span text:style-name="T3">discussions during class and queried students about their understanding during </text:span></text:p>
          </draw:text-box>
        </draw:frame>
        <draw:frame draw:style-name="gr1" draw:text-style-name="P2" draw:layer="layout" svg:width="11.623cm" svg:height="0.327cm" svg:x="2.445cm" svg:y="15.539cm">
          <draw:text-box>
            <text:p text:style-name="P1"><text:span text:style-name="T3">group activities. <text:s/>Circulated among the students to answer questions as needed. <text:s/></text:span></text:p>
          </draw:text-box>
        </draw:frame>
        <draw:frame draw:style-name="gr1" draw:text-style-name="P2" draw:layer="layout" svg:width="11.843cm" svg:height="0.327cm" svg:x="2.445cm" svg:y="15.899cm">
          <draw:text-box>
            <text:p text:style-name="P1"><text:span text:style-name="T3">Assisted in proctoring exams, and graded all workbooks, lab reports and midterms.</text:span></text:p>
          </draw:text-box>
        </draw:frame>
        <draw:frame draw:style-name="gr1" draw:text-style-name="P2" draw:layer="layout" svg:width="17.346cm" svg:height="0.327cm" svg:x="2.258cm" svg:y="16.619cm">
          <draw:text-box>
            <text:p text:style-name="P1"><text:span text:style-name="T2">Graduate Teaching Assistant to Dr. Oleg Kargaltsev–Astronomy 1001 Sections <text:s/>30-33 <text:s text:c="2"/>Aug. 2016—Dec. 2016</text:span></text:p>
          </draw:text-box>
        </draw:frame>
        <draw:frame draw:style-name="gr1" draw:text-style-name="P2" draw:layer="layout" svg:width="11.474cm" svg:height="0.327cm" svg:x="2.417cm" svg:y="16.978cm">
          <draw:text-box>
            <text:p text:style-name="P1"><text:span text:style-name="T3">Prepared quizzes and instructed astronomical laboratory sections in conjunction </text:span></text:p>
          </draw:text-box>
        </draw:frame>
        <draw:frame draw:style-name="gr1" draw:text-style-name="P2" draw:layer="layout" svg:width="11.8cm" svg:height="0.327cm" svg:x="2.417cm" svg:y="17.338cm">
          <draw:text-box>
            <text:p text:style-name="P1"><text:span text:style-name="T3">with the lecture component of the course. <text:s/>Actively answered questions that arose </text:span></text:p>
          </draw:text-box>
        </draw:frame>
        <draw:frame draw:style-name="gr1" draw:text-style-name="P2" draw:layer="layout" svg:width="11.678cm" svg:height="0.327cm" svg:x="2.417cm" svg:y="17.698cm">
          <draw:text-box>
            <text:p text:style-name="P1"><text:span text:style-name="T3">during the laboratory sessions and attempted to connect material to main course </text:span></text:p>
          </draw:text-box>
        </draw:frame>
        <draw:frame draw:style-name="gr1" draw:text-style-name="P2" draw:layer="layout" svg:width="11.851cm" svg:height="0.327cm" svg:x="2.417cm" svg:y="18.058cm">
          <draw:text-box>
            <text:p text:style-name="P1"><text:span text:style-name="T3">wherever possible. <text:s/>Graded lab reports and proctored and graded all examinations.</text:span></text:p>
          </draw:text-box>
        </draw:frame>
        <draw:frame draw:style-name="gr1" draw:text-style-name="P2" draw:layer="layout" svg:width="17.346cm" svg:height="0.327cm" svg:x="2.258cm" svg:y="18.778cm">
          <draw:text-box>
            <text:p text:style-name="P1"><text:span text:style-name="T2">Graduate Teaching Assistant to Dr. Alexander van der Horst–Astronomy 1002 Scale-Up <text:s/>Jan. 2016—May 2016</text:span></text:p>
          </draw:text-box>
        </draw:frame>
        <draw:frame draw:style-name="gr1" draw:text-style-name="P2" draw:layer="layout" svg:width="11.741cm" svg:height="0.327cm" svg:x="2.445cm" svg:y="19.137cm">
          <draw:text-box>
            <text:p text:style-name="P1"><text:span text:style-name="T3">Helped conduct class sessions by preparing activity and workbook materials. <text:s/>Led </text:span></text:p>
          </draw:text-box>
        </draw:frame>
        <draw:frame draw:style-name="gr1" draw:text-style-name="P2" draw:layer="layout" svg:width="11.445cm" svg:height="0.327cm" svg:x="2.445cm" svg:y="19.497cm">
          <draw:text-box>
            <text:p text:style-name="P1"><text:span text:style-name="T3">discussions during class and queried students about their understanding during </text:span></text:p>
          </draw:text-box>
        </draw:frame>
        <draw:frame draw:style-name="gr1" draw:text-style-name="P2" draw:layer="layout" svg:width="11.623cm" svg:height="0.327cm" svg:x="2.445cm" svg:y="19.857cm">
          <draw:text-box>
            <text:p text:style-name="P1"><text:span text:style-name="T3">group activities. <text:s/>Circulated among the students to answer questions as needed. <text:s/></text:span></text:p>
          </draw:text-box>
        </draw:frame>
        <draw:frame draw:style-name="gr1" draw:text-style-name="P2" draw:layer="layout" svg:width="11.843cm" svg:height="0.327cm" svg:x="2.445cm" svg:y="20.217cm">
          <draw:text-box>
            <text:p text:style-name="P1"><text:span text:style-name="T3">Assisted in proctoring exams, and graded all workbooks, lab reports and midterms.</text:span></text:p>
          </draw:text-box>
        </draw:frame>
        <draw:frame draw:style-name="gr1" draw:text-style-name="P2" draw:layer="layout" svg:width="17.376cm" svg:height="0.327cm" svg:x="2.258cm" svg:y="20.937cm">
          <draw:text-box>
            <text:p text:style-name="P1"><text:span text:style-name="T2">Graduate Teaching Assistant to Dr. Tony Moscati–Astronomy 1001 Sections 31-32 <text:s text:c="10"/>Jan. 2016—May 2016</text:span></text:p>
          </draw:text-box>
        </draw:frame>
        <draw:frame draw:style-name="gr1" draw:text-style-name="P2" draw:layer="layout" svg:width="11.474cm" svg:height="0.327cm" svg:x="2.417cm" svg:y="21.296cm">
          <draw:text-box>
            <text:p text:style-name="P1"><text:span text:style-name="T3">Prepared quizzes and instructed astronomical laboratory sections in conjunction </text:span></text:p>
          </draw:text-box>
        </draw:frame>
        <draw:frame draw:style-name="gr1" draw:text-style-name="P2" draw:layer="layout" svg:width="11.8cm" svg:height="0.327cm" svg:x="2.417cm" svg:y="21.656cm">
          <draw:text-box>
            <text:p text:style-name="P1"><text:span text:style-name="T3">with the lecture component of the course. <text:s/>Actively answered questions that arose </text:span></text:p>
          </draw:text-box>
        </draw:frame>
        <draw:frame draw:style-name="gr1" draw:text-style-name="P2" draw:layer="layout" svg:width="11.678cm" svg:height="0.327cm" svg:x="2.417cm" svg:y="22.016cm">
          <draw:text-box>
            <text:p text:style-name="P1"><text:span text:style-name="T3">during the laboratory sessions and attempted to connect material to main course </text:span></text:p>
          </draw:text-box>
        </draw:frame>
        <draw:frame draw:style-name="gr1" draw:text-style-name="P2" draw:layer="layout" svg:width="10.894cm" svg:height="0.327cm" svg:x="2.417cm" svg:y="22.376cm">
          <draw:text-box>
            <text:p text:style-name="P1"><text:span text:style-name="T3">wherever possible. <text:s/>Graded <text:s/>lab reports and proctored the final examination.</text:span></text:p>
          </draw:text-box>
        </draw:frame>
        <draw:frame draw:style-name="gr1" draw:text-style-name="P2" draw:layer="layout" svg:width="12.964cm" svg:height="0.327cm" svg:x="2.258cm" svg:y="23.096cm">
          <draw:text-box>
            <text:p text:style-name="P1"><text:span text:style-name="T2">Graduate Teaching Assistant to Dr. Kalvir Dhuga–Astronomy 1001 Sections 30-33</text:span></text:p>
          </draw:text-box>
        </draw:frame>
        <draw:frame draw:style-name="gr1" draw:text-style-name="P2" draw:layer="layout" svg:width="3.799cm" svg:height="0.327cm" svg:x="15.752cm" svg:y="23.096cm">
          <draw:text-box>
            <text:p text:style-name="P1"><text:span text:style-name="T2"><text:s text:c="4"/></text:span><text:span text:style-name="T2">Aug. 2015—Jan. 2016</text:span></text:p>
          </draw:text-box>
        </draw:frame>
        <draw:frame draw:style-name="gr1" draw:text-style-name="P2" draw:layer="layout" svg:width="11.474cm" svg:height="0.327cm" svg:x="2.417cm" svg:y="23.455cm">
          <draw:text-box>
            <text:p text:style-name="P1"><text:span text:style-name="T3">Prepared quizzes and instructed astronomical laboratory sections in conjunction </text:span></text:p>
          </draw:text-box>
        </draw:frame>
        <draw:frame draw:style-name="gr1" draw:text-style-name="P2" draw:layer="layout" svg:width="11.623cm" svg:height="0.327cm" svg:x="2.417cm" svg:y="23.815cm">
          <draw:text-box>
            <text:p text:style-name="P1"><text:span text:style-name="T3">with the lecture component of the course. <text:s/>Graded <text:s/>lab reports and proctored the </text:span></text:p>
          </draw:text-box>
        </draw:frame>
        <draw:frame draw:style-name="gr1" draw:text-style-name="P2" draw:layer="layout" svg:width="2.55cm" svg:height="0.327cm" svg:x="2.417cm" svg:y="24.175cm">
          <draw:text-box>
            <text:p text:style-name="P1"><text:span text:style-name="T3">final examination.</text:span></text:p>
          </draw:text-box>
        </draw:frame>
      </draw:page>
      <draw:page draw:name="page2" draw:style-name="dp1" draw:master-page-name="master-page20">
        <draw:frame draw:style-name="gr1" draw:text-style-name="P2" draw:layer="layout" svg:width="3.05cm" svg:height="0.327cm" svg:x="1.782cm" svg:y="1.273cm">
          <draw:text-box>
            <text:p text:style-name="P1"><text:span text:style-name="T1">TAYLOR JACOVICH</text:span></text:p>
          </draw:text-box>
        </draw:frame>
        <draw:frame draw:style-name="gr1" draw:text-style-name="P2" draw:layer="layout" svg:width="1.17cm" svg:height="0.327cm" svg:x="5.592cm" svg:y="1.273cm">
          <draw:text-box>
            <text:p text:style-name="P1"><text:span text:style-name="T1">PAGE 3</text:span></text:p>
          </draw:text-box>
        </draw:frame>
        <draw:frame draw:style-name="gr1" draw:text-style-name="P2" draw:layer="layout" svg:width="5.023cm" svg:height="0.327cm" svg:x="1.782cm" svg:y="1.908cm">
          <draw:text-box>
            <text:p text:style-name="P1"><text:span text:style-name="T3">Gettysburg College, Gettysburg, PA</text:span></text:p>
          </draw:text-box>
        </draw:frame>
        <draw:frame draw:style-name="gr1" draw:text-style-name="P2" draw:layer="layout" svg:width="17.448cm" svg:height="0.327cm" svg:x="2.258cm" svg:y="2.268cm">
          <draw:text-box>
            <text:p text:style-name="P1"><text:span text:style-name="T2">Differential Equations Peer Learning Associate to Dr. Kimberly Spayd—Math 225 <text:s text:c="10"/>Aug. 2014—May 2015 </text:span></text:p>
          </draw:text-box>
        </draw:frame>
        <draw:frame draw:style-name="gr1" draw:text-style-name="P2" draw:layer="layout" svg:width="10.983cm" svg:height="0.327cm" svg:x="2.417cm" svg:y="2.627cm">
          <draw:text-box>
            <text:p text:style-name="P1"><text:span text:style-name="T3">Organized and held drop-in hours for students seeking help on Matlab based </text:span></text:p>
          </draw:text-box>
        </draw:frame>
        <draw:frame draw:style-name="gr1" draw:text-style-name="P2" draw:layer="layout" svg:width="11.381cm" svg:height="0.327cm" svg:x="2.417cm" svg:y="2.987cm">
          <draw:text-box>
            <text:p text:style-name="P1"><text:span text:style-name="T3">differential equations projects including support for preparing project reports in </text:span></text:p>
          </draw:text-box>
        </draw:frame>
        <draw:frame draw:style-name="gr1" draw:text-style-name="P2" draw:layer="layout" svg:width="0.887cm" svg:height="0.327cm" svg:x="2.417cm" svg:y="3.347cm">
          <draw:text-box>
            <text:p text:style-name="P1"><text:span text:style-name="T3">LaTex.</text:span></text:p>
          </draw:text-box>
        </draw:frame>
        <draw:frame draw:style-name="gr2" draw:text-style-name="P3" draw:layer="layout" svg:width="0.246cm" svg:height="0.28cm" svg:x="2.258cm" svg:y="4.054cm">
          <draw:text-box>
            <text:p text:style-name="P1"><text:span text:style-name="T5">A</text:span></text:p>
          </draw:text-box>
        </draw:frame>
        <draw:frame draw:style-name="gr1" draw:text-style-name="P2" draw:layer="layout" svg:width="17.109cm" svg:height="0.327cm" svg:x="2.448cm" svg:y="4.021cm">
          <draw:text-box>
            <text:p text:style-name="P1"><text:span text:style-name="T2">stronomy Peer Science Mentor to Dr. Jacquelynne Milingo and Dr. Ryan Johnson <text:s text:c="9"/>Aug. 2013—May 2015</text:span></text:p>
          </draw:text-box>
        </draw:frame>
        <draw:frame draw:style-name="gr1" draw:text-style-name="P2" draw:layer="layout" svg:width="10.962cm" svg:height="0.327cm" svg:x="2.417cm" svg:y="4.381cm">
          <draw:text-box>
            <text:p text:style-name="P1"><text:span text:style-name="T3">Organized and led homework and exam review sessions for students in both </text:span></text:p>
          </draw:text-box>
        </draw:frame>
        <draw:frame draw:style-name="gr1" draw:text-style-name="P2" draw:layer="layout" svg:width="9.946cm" svg:height="0.327cm" svg:x="2.417cm" svg:y="4.74cm">
          <draw:text-box>
            <text:p text:style-name="P1"><text:span text:style-name="T3">sections of Introductory Solar System and Stellar astronomy classes. <text:s/></text:span></text:p>
          </draw:text-box>
        </draw:frame>
        <draw:frame draw:style-name="gr1" draw:text-style-name="P2" draw:layer="layout" svg:width="17.443cm" svg:height="0.327cm" svg:x="2.258cm" svg:y="5.46cm">
          <draw:text-box>
            <text:p text:style-name="P1"><text:span text:style-name="T2">Laboratory Teaching Assistant to Dr. Jacquelynne Milingo and Dr. Ryan Johnson <text:s text:c="12"/>Aug. 2013—May 2015 </text:span></text:p>
          </draw:text-box>
        </draw:frame>
        <draw:frame draw:style-name="gr1" draw:text-style-name="P2" draw:layer="layout" svg:width="10.983cm" svg:height="0.327cm" svg:x="2.417cm" svg:y="5.82cm">
          <draw:text-box>
            <text:p text:style-name="P1"><text:span text:style-name="T3">Assisted Laboratory instructor in preparing and leading CLEA experiments in </text:span></text:p>
          </draw:text-box>
        </draw:frame>
        <draw:frame draw:style-name="gr1" draw:text-style-name="P2" draw:layer="layout" svg:width="10.683cm" svg:height="0.327cm" svg:x="2.417cm" svg:y="6.18cm">
          <draw:text-box>
            <text:p text:style-name="P1"><text:span text:style-name="T3">astronomy. <text:s/>Actively worked with students to answer questions and review </text:span></text:p>
          </draw:text-box>
        </draw:frame>
        <draw:frame draw:style-name="gr1" draw:text-style-name="P2" draw:layer="layout" svg:width="11.741cm" svg:height="0.327cm" svg:x="2.417cm" svg:y="6.54cm">
          <draw:text-box>
            <text:p text:style-name="P1"><text:span text:style-name="T3">concepts during these labs. <text:s/>Setup and operated telescopes and CCD cameras for </text:span></text:p>
          </draw:text-box>
        </draw:frame>
        <draw:frame draw:style-name="gr1" draw:text-style-name="P2" draw:layer="layout" svg:width="4.345cm" svg:height="0.327cm" svg:x="2.417cm" svg:y="6.899cm">
          <draw:text-box>
            <text:p text:style-name="P1"><text:span text:style-name="T3">observing laboratory sessions.</text:span></text:p>
          </draw:text-box>
        </draw:frame>
        <draw:frame draw:style-name="gr1" draw:text-style-name="P2" draw:layer="layout" svg:width="3.384cm" svg:height="0.327cm" svg:x="1.782cm" svg:y="7.683cm">
          <draw:text-box>
            <text:p text:style-name="P1"><text:span text:style-name="T3">RESEARCH EXPERIENCE</text:span></text:p>
          </draw:text-box>
        </draw:frame>
        <draw:frame draw:style-name="gr1" draw:text-style-name="P2" draw:layer="layout" svg:width="4.925cm" svg:height="0.327cm" svg:x="1.782cm" svg:y="8.113cm">
          <draw:text-box>
            <text:p text:style-name="P1"><text:span text:style-name="T3">The George Washington University</text:span></text:p>
          </draw:text-box>
        </draw:frame>
        <draw:frame draw:style-name="gr1" draw:text-style-name="P2" draw:layer="layout" svg:width="8.024cm" svg:height="0.327cm" svg:x="2.258cm" svg:y="8.473cm">
          <draw:text-box>
            <text:p text:style-name="P1"><text:span text:style-name="T2">Research Assistant to Dr. Alexander van der Horst</text:span></text:p>
          </draw:text-box>
        </draw:frame>
        <draw:frame draw:style-name="gr1" draw:text-style-name="P2" draw:layer="layout" svg:width="0.684cm" svg:height="0.327cm" svg:x="14.482cm" svg:y="8.473cm">
          <draw:text-box>
            <text:p text:style-name="P1"><text:span text:style-name="T2"><text:s text:c="7"/></text:span></text:p>
          </draw:text-box>
        </draw:frame>
        <draw:frame draw:style-name="gr1" draw:text-style-name="P2" draw:layer="layout" svg:width="3.786cm" svg:height="0.327cm" svg:x="15.752cm" svg:y="8.473cm">
          <draw:text-box>
            <text:p text:style-name="P1"><text:span text:style-name="T2"><text:s text:c="6"/></text:span><text:span text:style-name="T2">Aug. 2016 – Present</text:span></text:p>
          </draw:text-box>
        </draw:frame>
        <draw:frame draw:style-name="gr1" draw:text-style-name="P2" draw:layer="layout" svg:width="11.936cm" svg:height="0.327cm" svg:x="2.417cm" svg:y="8.833cm">
          <draw:text-box>
            <text:p text:style-name="P1"><text:span text:style-name="T3">Used the Hydrodynamic model fitting software known as </text:span><text:span text:style-name="T4">boxfit </text:span><text:span text:style-name="T3">to attempt to fit the </text:span></text:p>
          </draw:text-box>
        </draw:frame>
        <draw:frame draw:style-name="gr1" draw:text-style-name="P2" draw:layer="layout" svg:width="11.635cm" svg:height="0.327cm" svg:x="2.417cm" svg:y="9.193cm">
          <draw:text-box>
            <text:p text:style-name="P1"><text:span text:style-name="T3">unusual Broadband lightcurve behavior of GRB 070125. <text:s/>Attempted to determine </text:span></text:p>
          </draw:text-box>
        </draw:frame>
        <draw:frame draw:style-name="gr1" draw:text-style-name="P2" draw:layer="layout" svg:width="11.555cm" svg:height="0.327cm" svg:x="2.417cm" svg:y="9.552cm">
          <draw:text-box>
            <text:p text:style-name="P1"><text:span text:style-name="T3">physical parameters for the GRB afterglow that required no additional physics to </text:span></text:p>
          </draw:text-box>
        </draw:frame>
        <draw:frame draw:style-name="gr1" draw:text-style-name="P2" draw:layer="layout" svg:width="7.813cm" svg:height="0.327cm" svg:x="2.417cm" svg:y="9.912cm">
          <draw:text-box>
            <text:p text:style-name="P1"><text:span text:style-name="T3">explain the behavior and energetic nature of the burst.</text:span></text:p>
          </draw:text-box>
        </draw:frame>
        <draw:frame draw:style-name="gr1" draw:text-style-name="P2" draw:layer="layout" svg:width="6.907cm" svg:height="0.327cm" svg:x="2.258cm" svg:y="10.554cm">
          <draw:text-box>
            <text:p text:style-name="P1"><text:span text:style-name="T2">Research Assistant to Dr. Andrei Alexandru</text:span></text:p>
          </draw:text-box>
        </draw:frame>
        <draw:frame draw:style-name="gr1" draw:text-style-name="P2" draw:layer="layout" svg:width="0.684cm" svg:height="0.327cm" svg:x="14.482cm" svg:y="10.554cm">
          <draw:text-box>
            <text:p text:style-name="P1"><text:span text:style-name="T2"><text:s text:c="7"/></text:span></text:p>
          </draw:text-box>
        </draw:frame>
        <draw:frame draw:style-name="gr1" draw:text-style-name="P2" draw:layer="layout" svg:width="3.804cm" svg:height="0.327cm" svg:x="15.752cm" svg:y="10.554cm">
          <draw:text-box>
            <text:p text:style-name="P1"><text:span text:style-name="T2"><text:s text:c="7"/></text:span><text:span text:style-name="T2">May 2016 – Present</text:span></text:p>
          </draw:text-box>
        </draw:frame>
        <draw:frame draw:style-name="gr1" draw:text-style-name="P2" draw:layer="layout" svg:width="12.351cm" svg:height="0.327cm" svg:x="2.417cm" svg:y="10.914cm">
          <draw:text-box>
            <text:p text:style-name="P1"><text:span text:style-name="T3">Simulated a scalar field with a quartic interaction on a D+1-dimensional lattice using a</text:span></text:p>
          </draw:text-box>
        </draw:frame>
        <draw:frame draw:style-name="gr1" draw:text-style-name="P2" draw:layer="layout" svg:width="12.359cm" svg:height="0.327cm" svg:x="2.417cm" svg:y="11.274cm">
          <draw:text-box>
            <text:p text:style-name="P1"><text:span text:style-name="T3">Metropolis based Monte Carlo algorithm to walk through the configuration space of the</text:span></text:p>
          </draw:text-box>
        </draw:frame>
        <draw:frame draw:style-name="gr1" draw:text-style-name="P2" draw:layer="layout" svg:width="12.042cm" svg:height="0.327cm" svg:x="2.417cm" svg:y="11.634cm">
          <draw:text-box>
            <text:p text:style-name="P1"><text:span text:style-name="T3">particle as a precursor to a more robust study of symmetry breaking with respect to </text:span></text:p>
          </draw:text-box>
        </draw:frame>
        <draw:frame draw:style-name="gr1" draw:text-style-name="P2" draw:layer="layout" svg:width="12.274cm" svg:height="0.327cm" svg:x="2.417cm" svg:y="11.994cm">
          <draw:text-box>
            <text:p text:style-name="P1"><text:span text:style-name="T3">the Path Integral sign problem. <text:s/>Performed Lattice regulated perturbation calculations </text:span></text:p>
          </draw:text-box>
        </draw:frame>
        <draw:frame draw:style-name="gr1" draw:text-style-name="P2" draw:layer="layout" svg:width="6.166cm" svg:height="0.327cm" svg:x="2.417cm" svg:y="12.353cm">
          <draw:text-box>
            <text:p text:style-name="P1"><text:span text:style-name="T3">to verify numerical results from the theory. </text:span></text:p>
          </draw:text-box>
        </draw:frame>
        <draw:frame draw:style-name="gr1" draw:text-style-name="P2" draw:layer="layout" svg:width="2.737cm" svg:height="0.327cm" svg:x="1.782cm" svg:y="12.995cm">
          <draw:text-box>
            <text:p text:style-name="P1"><text:span text:style-name="T3">Gettysburg College</text:span></text:p>
          </draw:text-box>
        </draw:frame>
        <draw:frame draw:style-name="gr1" draw:text-style-name="P2" draw:layer="layout" svg:width="8.469cm" svg:height="0.327cm" svg:x="2.258cm" svg:y="13.355cm">
          <draw:text-box>
            <text:p text:style-name="P1"><text:span text:style-name="T2">Senior Research Assistant to Dr. Jacquelynne Milingo</text:span></text:p>
          </draw:text-box>
        </draw:frame>
        <draw:frame draw:style-name="gr1" draw:text-style-name="P2" draw:layer="layout" svg:width="0.684cm" svg:height="0.327cm" svg:x="14.482cm" svg:y="13.355cm">
          <draw:text-box>
            <text:p text:style-name="P1"><text:span text:style-name="T2"><text:s text:c="7"/></text:span></text:p>
          </draw:text-box>
        </draw:frame>
        <draw:frame draw:style-name="gr1" draw:text-style-name="P2" draw:layer="layout" svg:width="3.803cm" svg:height="0.327cm" svg:x="15.752cm" svg:y="13.355cm">
          <draw:text-box>
            <text:p text:style-name="P1"><text:span text:style-name="T2"><text:s text:c="3"/></text:span><text:span text:style-name="T2">May 2014 – Aug. 2014</text:span></text:p>
          </draw:text-box>
        </draw:frame>
        <draw:frame draw:style-name="gr1" draw:text-style-name="P2" draw:layer="layout" svg:width="12.037cm" svg:height="0.327cm" svg:x="2.417cm" svg:y="13.715cm">
          <draw:text-box>
            <text:p text:style-name="P1"><text:span text:style-name="T3">Performed V Band differential Photometry on cool dwarf stars in NGC 6811. <text:s/>Utilized </text:span></text:p>
          </draw:text-box>
        </draw:frame>
        <draw:frame draw:style-name="gr1" draw:text-style-name="P2" draw:layer="layout" svg:width="12.232cm" svg:height="0.327cm" svg:x="2.417cm" svg:y="14.075cm">
          <draw:text-box>
            <text:p text:style-name="P1"><text:span text:style-name="T3">Lomb-Scargle period finding routines to extract magnitude and rotational period data </text:span></text:p>
          </draw:text-box>
        </draw:frame>
        <draw:frame draw:style-name="gr1" draw:text-style-name="P2" draw:layer="layout" svg:width="12.194cm" svg:height="0.327cm" svg:x="2.417cm" svg:y="14.435cm">
          <draw:text-box>
            <text:p text:style-name="P1"><text:span text:style-name="T3">for these stars as part of an activity-cycle viability study. <text:s/>Collected data utilizing The </text:span></text:p>
          </draw:text-box>
        </draw:frame>
        <draw:frame draw:style-name="gr1" draw:text-style-name="P2" draw:layer="layout" svg:width="11.161cm" svg:height="0.327cm" svg:x="2.417cm" svg:y="14.795cm">
          <draw:text-box>
            <text:p text:style-name="P1"><text:span text:style-name="T3">National Undergraduate Research Observatory 0.8m telescope in Flagstaff AZ.</text:span></text:p>
          </draw:text-box>
        </draw:frame>
        <draw:frame draw:style-name="gr1" draw:text-style-name="P2" draw:layer="layout" svg:width="7.233cm" svg:height="0.327cm" svg:x="2.258cm" svg:y="15.437cm">
          <draw:text-box>
            <text:p text:style-name="P1"><text:span text:style-name="T2">Research Assistant to Dr. Laurence Marschall</text:span></text:p>
          </draw:text-box>
        </draw:frame>
        <draw:frame draw:style-name="gr1" draw:text-style-name="P2" draw:layer="layout" svg:width="5.014cm" svg:height="0.327cm" svg:x="14.482cm" svg:y="15.437cm">
          <draw:text-box>
            <text:p text:style-name="P1"><text:span text:style-name="T2"><text:s text:c="16"/></text:span><text:span text:style-name="T2">Mar. 2012 – May 2012</text:span></text:p>
          </draw:text-box>
        </draw:frame>
        <draw:frame draw:style-name="gr1" draw:text-style-name="P2" draw:layer="layout" svg:width="11.923cm" svg:height="0.327cm" svg:x="2.417cm" svg:y="15.797cm">
          <draw:text-box>
            <text:p text:style-name="P1"><text:span text:style-name="T3">Collected data of cool dwarfs in M45 utilizing the National Undergraduate Research </text:span></text:p>
          </draw:text-box>
        </draw:frame>
        <draw:frame draw:style-name="gr1" draw:text-style-name="P2" draw:layer="layout" svg:width="12.346cm" svg:height="0.327cm" svg:x="2.417cm" svg:y="16.156cm">
          <draw:text-box>
            <text:p text:style-name="P1"><text:span text:style-name="T3">Observatory 0.8m telescope in Flagstaff AZ for use in an ongoing activity-cycle study. <text:s/></text:span></text:p>
          </draw:text-box>
        </draw:frame>
        <draw:frame draw:style-name="gr1" draw:text-style-name="P2" draw:layer="layout" svg:width="12.059cm" svg:height="0.327cm" svg:x="2.417cm" svg:y="16.516cm">
          <draw:text-box>
            <text:p text:style-name="P1"><text:span text:style-name="T3">Performed differential photometry on these frames, and on images of two asteroids: </text:span></text:p>
          </draw:text-box>
        </draw:frame>
        <draw:frame draw:style-name="gr1" draw:text-style-name="P2" draw:layer="layout" svg:width="12.202cm" svg:height="0.327cm" svg:x="2.417cm" svg:y="16.876cm">
          <draw:text-box>
            <text:p text:style-name="P1"><text:span text:style-name="T3">Weismann and UETA. <text:s/>Fit sinusoids to the asteroid lightcurves to determine rotational </text:span></text:p>
          </draw:text-box>
        </draw:frame>
        <draw:frame draw:style-name="gr1" draw:text-style-name="P2" draw:layer="layout" svg:width="1.327cm" svg:height="0.327cm" svg:x="2.417cm" svg:y="17.236cm">
          <draw:text-box>
            <text:p text:style-name="P1"><text:span text:style-name="T3">periods. <text:s/></text:span></text:p>
          </draw:text-box>
        </draw:frame>
        <draw:frame draw:style-name="gr1" draw:text-style-name="P2" draw:layer="layout" svg:width="6.53cm" svg:height="0.327cm" svg:x="1.782cm" svg:y="18.019cm">
          <draw:text-box>
            <text:p text:style-name="P1"><text:span text:style-name="T3">PUBLICATIONS, PAPERS, AND PRESENTATIONS</text:span></text:p>
          </draw:text-box>
        </draw:frame>
        <draw:frame draw:style-name="gr1" draw:text-style-name="P2" draw:layer="layout" svg:width="17.549cm" svg:height="0.327cm" svg:x="2.258cm" svg:y="18.418cm">
          <draw:text-box>
            <text:p text:style-name="P1"><text:span text:style-name="T4">Activity-Cycle Viability of Kepler Input Catalog Stars in NGC 6811 <text:s text:c="73"/></text:span><text:span text:style-name="T3">Dec. 2014 <text:s text:c="2"/></text:span></text:p>
          </draw:text-box>
        </draw:frame>
        <draw:frame draw:style-name="gr1" draw:text-style-name="P2" draw:layer="layout" svg:width="9.726cm" svg:height="0.327cm" svg:x="3.052cm" svg:y="18.778cm">
          <draw:text-box>
            <text:p text:style-name="P1"><text:span text:style-name="T3">Capstone Presentation before Physics Faculty and the general public</text:span></text:p>
          </draw:text-box>
        </draw:frame>
        <draw:frame draw:style-name="gr1" draw:text-style-name="P2" draw:layer="layout" svg:width="4.963cm" svg:height="0.327cm" svg:x="2.258cm" svg:y="19.42cm">
          <draw:text-box>
            <text:p text:style-name="P1"><text:span text:style-name="T4">Search for Starspots in NGC6811 <text:s text:c="2"/></text:span></text:p>
          </draw:text-box>
        </draw:frame>
        <draw:frame draw:style-name="gr1" draw:text-style-name="P2" draw:layer="layout" svg:width="0.281cm" svg:height="0.327cm" svg:x="8.132cm" svg:y="19.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955cm" svg:height="0.327cm" svg:x="14.482cm" svg:y="19.42cm">
          <draw:text-box>
            <text:p text:style-name="P1"><text:span text:style-name="T4"><text:s text:c="40"/></text:span><text:span text:style-name="T3">Oct.</text:span><text:span text:style-name="T4"> </text:span><text:span text:style-name="T3">2014</text:span></text:p>
          </draw:text-box>
        </draw:frame>
        <draw:frame draw:style-name="gr1" draw:text-style-name="P2" draw:layer="layout" svg:width="13.714cm" svg:height="0.327cm" svg:x="3.052cm" svg:y="19.779cm">
          <draw:text-box>
            <text:p text:style-name="P1"><text:span text:style-name="T3">Poster Presentation at the Gettysburg College Fall Honor’s Day Summer Research Poster Session</text:span></text:p>
          </draw:text-box>
        </draw:frame>
        <draw:frame draw:style-name="gr1" draw:text-style-name="P2" draw:layer="layout" svg:width="6.39cm" svg:height="0.327cm" svg:x="2.258cm" svg:y="20.421cm">
          <draw:text-box>
            <text:p text:style-name="P1"><text:span text:style-name="T4">Photometry of Rotating Asteroids at NURO <text:s text:c="3"/></text:span></text:p>
          </draw:text-box>
        </draw:frame>
        <draw:frame draw:style-name="gr1" draw:text-style-name="P2" draw:layer="layout" svg:width="3.727cm" svg:height="0.327cm" svg:x="15.752cm" svg:y="20.421cm">
          <draw:text-box>
            <text:p text:style-name="P1"><text:span text:style-name="T4"><text:s text:c="26"/></text:span><text:span text:style-name="T3">Mar. 2012</text:span></text:p>
          </draw:text-box>
        </draw:frame>
        <draw:frame draw:style-name="gr1" draw:text-style-name="P2" draw:layer="layout" svg:width="11.682cm" svg:height="0.327cm" svg:x="3.052cm" svg:y="20.75cm">
          <draw:text-box>
            <text:p text:style-name="P1"><text:span text:style-name="T3">Poster Presentation at the Central Pennsylvania Consortium Astronomer’s Meeting</text:span></text:p>
          </draw:text-box>
        </draw:frame>
        <draw:frame draw:style-name="gr1" draw:text-style-name="P2" draw:layer="layout" svg:width="1.772cm" svg:height="0.327cm" svg:x="1.782cm" svg:y="21.36cm">
          <draw:text-box>
            <text:p text:style-name="P1"><text:span text:style-name="T3">LANGUAGES</text:span></text:p>
          </draw:text-box>
        </draw:frame>
        <draw:frame draw:style-name="gr1" draw:text-style-name="P2" draw:layer="layout" svg:width="3.782cm" svg:height="0.327cm" svg:x="2.29cm" svg:y="21.97cm">
          <draw:text-box>
            <text:p text:style-name="P1"><text:span text:style-name="T3">English — native language</text:span></text:p>
          </draw:text-box>
        </draw:frame>
        <draw:frame draw:style-name="gr1" draw:text-style-name="P2" draw:layer="layout" svg:width="8.718cm" svg:height="0.327cm" svg:x="2.29cm" svg:y="22.33cm">
          <draw:text-box>
            <text:p text:style-name="P1"><text:span text:style-name="T3">Arabic and Spanish — read, and write with basic competence</text:span></text:p>
          </draw:text-box>
        </draw:frame>
        <draw:frame draw:style-name="gr1" draw:text-style-name="P2" draw:layer="layout" svg:width="2.072cm" svg:height="0.327cm" svg:x="1.782cm" svg:y="23.113cm">
          <draw:text-box>
            <text:p text:style-name="P1"><text:span text:style-name="T3">MEMBERSHIPS</text:span></text:p>
          </draw:text-box>
        </draw:frame>
        <draw:frame draw:style-name="gr1" draw:text-style-name="P2" draw:layer="layout" svg:width="3.732cm" svg:height="0.327cm" svg:x="2.29cm" svg:y="23.544cm">
          <draw:text-box>
            <text:p text:style-name="P1"><text:span text:style-name="T3">American Physical Society</text:span></text:p>
          </draw:text-box>
        </draw:frame>
        <draw:frame draw:style-name="gr1" draw:text-style-name="P2" draw:layer="layout" svg:width="5.899cm" svg:height="0.327cm" svg:x="2.29cm" svg:y="23.903cm">
          <draw:text-box>
            <text:p text:style-name="P1"><text:span text:style-name="T3">American Association of Physics Teachers</text:span></text:p>
          </draw:text-box>
        </draw:frame>
        <draw:frame draw:style-name="gr1" draw:text-style-name="P2" draw:layer="layout" svg:width="4.963cm" svg:height="0.327cm" svg:x="1.782cm" svg:y="24.263cm">
          <draw:text-box>
            <text:p text:style-name="P1"><text:span text:style-name="T3"><text:s text:c="6"/></text:span><text:span text:style-name="T3">American Astronomical Society</text:span></text:p>
          </draw:text-box>
        </draw:frame>
        <draw:frame draw:style-name="gr1" draw:text-style-name="P2" draw:layer="layout" svg:width="3.071cm" svg:height="0.327cm" svg:x="2.29cm" svg:y="24.623cm">
          <draw:text-box>
            <text:p text:style-name="P1"><text:span text:style-name="T3">American Whitewater</text:span></text:p>
          </draw:text-box>
        </draw:frame>
        <draw:frame draw:style-name="gr1" draw:text-style-name="P2" draw:layer="layout" svg:width="4.392cm" svg:height="0.327cm" svg:x="2.29cm" svg:y="24.983cm">
          <draw:text-box>
            <text:p text:style-name="P1"><text:span text:style-name="T3">Electronic Frontiers Foundation</text:span></text:p>
          </draw:text-box>
        </draw:frame>
        <draw:frame draw:style-name="gr1" draw:text-style-name="P2" draw:layer="layout" svg:width="4.654cm" svg:height="0.327cm" svg:x="2.29cm" svg:y="25.343cm">
          <draw:text-box>
            <text:p text:style-name="P1"><text:span text:style-name="T3">National Eagle Scout Association</text:span></text:p>
          </draw:text-box>
        </draw:frame>
        <draw:frame draw:style-name="gr1" draw:text-style-name="P2" draw:layer="layout" svg:width="2.212cm" svg:height="0.327cm" svg:x="2.29cm" svg:y="25.703cm">
          <draw:text-box>
            <text:p text:style-name="P1"><text:span text:style-name="T3">Sigma Pi Sigm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erif" svg:font-family="'DejaVu Serif'"/>
    <style:font-face style:name="Times New Roman" svg:font-family="'Times New Roman'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10T16:00:52.694624164</dc:date>
    <meta:editing-duration>PT28S</meta:editing-duration>
    <meta:editing-cycles>1</meta:editing-cycles>
    <meta:document-statistic meta:object-count="150"/>
    <meta:generator>LibreOffice/5.3.2.2$Linux_X86_64 LibreOffice_project/30m0$Build-2</meta:generator>
  </office:meta>
</office:document-meta>
</file>